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6.795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3"/>
        <table:table-row table:style-name="ro1">
          <table:table-cell office:value-type="string" calcext:value-type="string">
            <text:p>Semana</text:p>
          </table:table-cell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Fecha inicio</text:p>
          </table:table-cell>
          <table:table-cell table:style-name="ce1" office:value-type="string" calcext:value-type="string">
            <text:p>Duración estimada</text:p>
          </table:table-cell>
          <table:table-cell table:style-name="ce1" office:value-type="string" calcext:value-type="string">
            <text:p>Fecha f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eño concepto</text:p>
          </table:table-cell>
          <table:table-cell office:value-type="string" calcext:value-type="string">
            <text:p>Diseñador</text:p>
          </table:table-cell>
          <table:table-cell table:formula="of:=DATE(2025;11;10)" office:value-type="date" office:date-value="2025-11-10" calcext:value-type="date">
            <text:p>10/11/25</text:p>
          </table:table-cell>
          <table:table-cell office:value-type="string" calcext:value-type="string">
            <text:p>1 semana</text:p>
          </table:table-cell>
          <table:table-cell table:formula="of:=DATE(2025;11;14)" office:value-type="date" office:date-value="2025-11-14" calcext:value-type="date">
            <text:p>14/11/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inición mecánicas</text:p>
          </table:table-cell>
          <table:table-cell office:value-type="string" calcext:value-type="string">
            <text:p>Diseñador, programador</text:p>
          </table:table-cell>
          <table:table-cell table:formula="of:=DATE(2025;11;17)" office:value-type="date" office:date-value="2025-11-17" calcext:value-type="date">
            <text:p>17/11/25</text:p>
          </table:table-cell>
          <table:table-cell office:value-type="string" calcext:value-type="string">
            <text:p>1 semana</text:p>
          </table:table-cell>
          <table:table-cell table:formula="of:=DATE(2025;11;21)" office:value-type="date" office:date-value="2025-11-21" calcext:value-type="date">
            <text:p>21/11/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eño niveles y personajes</text:p>
          </table:table-cell>
          <table:table-cell office:value-type="string" calcext:value-type="string">
            <text:p>Diseñador, artista</text:p>
          </table:table-cell>
          <table:table-cell table:formula="of:=DATE(2025;11;17)" office:value-type="date" office:date-value="2025-11-17" calcext:value-type="date">
            <text:p>17/11/25</text:p>
          </table:table-cell>
          <table:table-cell office:value-type="string" calcext:value-type="string">
            <text:p>1 semana</text:p>
          </table:table-cell>
          <table:table-cell table:formula="of:=DATE(2025;11;21)" office:value-type="date" office:date-value="2025-11-21" calcext:value-type="date">
            <text:p>21/11/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arrollo motor</text:p>
          </table:table-cell>
          <table:table-cell office:value-type="string" calcext:value-type="string">
            <text:p>Programador</text:p>
          </table:table-cell>
          <table:table-cell table:formula="of:=DATE(2025;11;24)" office:value-type="date" office:date-value="2025-11-24" calcext:value-type="date">
            <text:p>24/11/25</text:p>
          </table:table-cell>
          <table:table-cell office:value-type="string" calcext:value-type="string">
            <text:p>2 semanas</text:p>
          </table:table-cell>
          <table:table-cell table:formula="of:=DATE(2025;12;5)" office:value-type="date" office:date-value="2025-12-05" calcext:value-type="date">
            <text:p>05/12/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eño gráfico personajes y escenarios</text:p>
          </table:table-cell>
          <table:table-cell office:value-type="string" calcext:value-type="string">
            <text:p>Diseñador, artista</text:p>
          </table:table-cell>
          <table:table-cell table:formula="of:=DATE(2025;11;24)" office:value-type="date" office:date-value="2025-11-24" calcext:value-type="date">
            <text:p>24/11/25</text:p>
          </table:table-cell>
          <table:table-cell office:value-type="string" calcext:value-type="string">
            <text:p>5 semanas</text:p>
          </table:table-cell>
          <table:table-cell table:formula="of:=DATE(2025;12;26)" office:value-type="date" office:date-value="2025-12-26" calcext:value-type="date">
            <text:p>26/12/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gramación mecánicas y niveles</text:p>
          </table:table-cell>
          <table:table-cell office:value-type="string" calcext:value-type="string">
            <text:p>Programador</text:p>
          </table:table-cell>
          <table:table-cell table:formula="of:=DATE(2025;12;8)" office:value-type="date" office:date-value="2025-12-08" calcext:value-type="date">
            <text:p>08/12/25</text:p>
          </table:table-cell>
          <table:table-cell office:value-type="string" calcext:value-type="string">
            <text:p>3 semanas</text:p>
          </table:table-cell>
          <table:table-cell table:formula="of:=DATE(2025;12;26)" office:value-type="date" office:date-value="2025-12-26" calcext:value-type="date">
            <text:p>26/12/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osición banda sonora</text:p>
          </table:table-cell>
          <table:table-cell office:value-type="string" calcext:value-type="string">
            <text:p>Compositor</text:p>
          </table:table-cell>
          <table:table-cell table:formula="of:=DATE(2025;11;24)" office:value-type="date" office:date-value="2025-11-24" calcext:value-type="date">
            <text:p>24/11/25</text:p>
          </table:table-cell>
          <table:table-cell office:value-type="string" calcext:value-type="string">
            <text:p>5 semanas</text:p>
          </table:table-cell>
          <table:table-cell table:formula="of:=DATE(2025;12;26)" office:value-type="date" office:date-value="2025-12-26" calcext:value-type="date">
            <text:p>26/12/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ación gráficos y música</text:p>
          </table:table-cell>
          <table:table-cell office:value-type="string" calcext:value-type="string">
            <text:p>Diseñador, artista, compositor, programador</text:p>
          </table:table-cell>
          <table:table-cell table:formula="of:=DATE(2025;12;29)" office:value-type="date" office:date-value="2025-12-29" calcext:value-type="date">
            <text:p>29/12/25</text:p>
          </table:table-cell>
          <table:table-cell office:value-type="string" calcext:value-type="string">
            <text:p>2 semanas</text:p>
          </table:table-cell>
          <table:table-cell table:formula="of:=DATE(2026;1;9)" office:value-type="date" office:date-value="2026-01-09" calcext:value-type="date">
            <text:p>09/01/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Tester</text:p>
          </table:table-cell>
          <table:table-cell table:formula="of:=DATE(2026;1;12)" office:value-type="date" office:date-value="2026-01-12" calcext:value-type="date">
            <text:p>12/01/26</text:p>
          </table:table-cell>
          <table:table-cell office:value-type="string" calcext:value-type="string">
            <text:p>4 semanas</text:p>
          </table:table-cell>
          <table:table-cell table:formula="of:=DATE(2026;2;5)" office:value-type="date" office:date-value="2026-02-05" calcext:value-type="date">
            <text:p>05/02/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cción errores</text:p>
          </table:table-cell>
          <table:table-cell office:value-type="string" calcext:value-type="string">
            <text:p>Programador</text:p>
          </table:table-cell>
          <table:table-cell table:formula="of:=DATE(2026;1;12)" office:value-type="date" office:date-value="2026-01-12" calcext:value-type="date">
            <text:p>12/01/26</text:p>
          </table:table-cell>
          <table:table-cell office:value-type="string" calcext:value-type="string">
            <text:p>2 semanas</text:p>
          </table:table-cell>
          <table:table-cell table:formula="of:=DATE(2026;1;23)" office:value-type="date" office:date-value="2026-01-23" calcext:value-type="date">
            <text:p>23/01/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ación</text:p>
          </table:table-cell>
          <table:table-cell office:value-type="string" calcext:value-type="string">
            <text:p>Programador</text:p>
          </table:table-cell>
          <table:table-cell table:formula="of:=DATE(2026;1;26)" office:value-type="date" office:date-value="2026-01-26" calcext:value-type="date">
            <text:p>26/01/26</text:p>
          </table:table-cell>
          <table:table-cell office:value-type="string" calcext:value-type="string">
            <text:p>2 semanas</text:p>
          </table:table-cell>
          <table:table-cell table:formula="of:=DATE(2026;2;5)" office:value-type="date" office:date-value="2026-02-05" calcext:value-type="date">
            <text:p>05/02/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paración publicación</text:p>
          </table:table-cell>
          <table:table-cell office:value-type="string" calcext:value-type="string">
            <text:p>Diseñador, artista, compositor</text:p>
          </table:table-cell>
          <table:table-cell table:formula="of:=DATE(2026;1;12)" office:value-type="date" office:date-value="2026-01-12" calcext:value-type="date">
            <text:p>12/01/26</text:p>
          </table:table-cell>
          <table:table-cell office:value-type="string" calcext:value-type="string">
            <text:p>4 semanas</text:p>
          </table:table-cell>
          <table:table-cell table:formula="of:=DATE(2026;2;6)" office:value-type="date" office:date-value="2026-02-06" calcext:value-type="date">
            <text:p>06/02/26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2:57:35.339150500</meta:creation-date>
    <dc:date>2025-11-14T13:23:59.786144000</dc:date>
    <meta:editing-duration>PT2M23S</meta:editing-duration>
    <meta:editing-cycles>1</meta:editing-cycles>
    <meta:document-statistic meta:table-count="1" meta:cell-count="78" meta:object-count="0"/>
    <meta:generator>LibreOffice/25.2.6.2$Windows_X86_64 LibreOffice_project/729c5bfe710f5eb71ed3bbde9e06a6065e9c6c5d</meta:generator>
  </office:meta>
</office:document-meta>
</file>